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1.7307in" fo:break-before="auto" style:use-optimal-row-height="true"/>
    </style:style>
    <style:style style:name="ro17" style:family="table-row">
      <style:table-row-properties style:row-height="1.8862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ce2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fo:background-color="transparent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80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81d41a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6666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MINISHELL 🐚</text:p>
          </table:table-cell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3" table:number-rows-spanned="20">
            <text:p>⚠️⚠️⚠️⚠️⚠️⚠️⚠️⚠️⚠️⚠️⚠️</text:p>
            <text:p/>
            <text:p>ATTENTION</text:p>
            <text:p>Les comportements presents dans cet Excel ne sont pas tous a gerer dans la Mandatory du projet Minishell !</text:p>
            <text:p>Ne vous mettez pas la pression pour essayer de tous les gerer !</text:p>
            <text:p>Verifiez juste pour ces cas non gerables s'ils ne Segfault pas, ou n'effectuent pas un comportement suspect !</text:p>
            <text:p>Utilisez votre bon sens pour exploiter au mieux ce document et faire un Minishell pas trop ambitieux, selon votre situation du projet.</text:p>
            <text:p>(Par contre, si vous etes chauds pour tout gerer, GG a vous !)</text:p>
            <text:p/>
            <text:p/>
            <text:p>Bon courage et n'hesitez pas a m'envoyer un MP si besoin ! </text:p>
            <text:p/>
            <text:p/>
            <text:p>(GitHub : vietdu91 / Discord : vietdu91#6048 / Intra : emtran)</text:p>
            <text:p/>
            <text:p>⚠️⚠️⚠️⚠️⚠️⚠️⚠️⚠️⚠️⚠️⚠️</text:p>
          </table:table-cell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3"/>
          <table:table-cell table:style-name="ce4" table:number-columns-repeated="19"/>
          <table:table-cell table:number-columns-repeated="993"/>
        </table:table-row>
        <table:table-row table:style-name="ro2">
          <table:table-cell table:style-name="ce5" office:value-type="string" calcext:value-type="string" table:number-columns-spanned="13" table:number-rows-spanned="1">
            <text:p>Gestion des comportements</text:p>
          </table:table-cell>
          <table:covered-table-cell table:style-name="ce25"/>
          <table:covered-table-cell table:style-name="ce33"/>
          <table:covered-table-cell table:number-columns-repeated="3" table:style-name="ce16"/>
          <table:covered-table-cell table:number-columns-repeated="7" table:style-name="ce33"/>
          <table:table-cell table:style-name="ce31" table:number-columns-repeated="19"/>
          <table:table-cell table:style-name="ce33" table:number-columns-repeated="993"/>
        </table:table-row>
        <table:table-row table:style-name="ro3">
          <table:table-cell table:style-name="ce6" table:number-columns-spanned="1" table:number-rows-spanned="2"/>
          <table:table-cell table:style-name="ce7" office:value-type="string" calcext:value-type="string" table:number-columns-spanned="1" table:number-rows-spanned="2">
            <text:p>test.c</text:p>
          </table:table-cell>
          <table:table-cell table:style-name="ce6" table:number-columns-spanned="1" table:number-rows-spanned="2"/>
          <table:table-cell table:style-name="ce17" office:value-type="string" calcext:value-type="string">
            <text:p>A faire</text:p>
          </table:table-cell>
          <table:table-cell table:number-columns-repeated="2" table:style-name="ce20" office:value-type="string" calcext:value-type="string">
            <text:p>Test Parsing</text:p>
          </table:table-cell>
          <table:table-cell table:style-name="ce58" office:value-type="string" calcext:value-type="string">
            <text:p>A tester</text:p>
          </table:table-cell>
          <table:table-cell table:style-name="ce58" office:value-type="string" calcext:value-type="string">
            <text:p>Leaks ?</text:p>
          </table:table-cell>
          <table:table-cell table:style-name="ce58" office:value-type="string" calcext:value-type="string">
            <text:p>Fonctionne</text:p>
          </table:table-cell>
          <table:table-cell table:style-name="ce58" office:value-type="string" calcext:value-type="string" table:number-columns-spanned="1" table:number-rows-spanned="2">
            <text:p>Comportement decide</text:p>
          </table:table-cell>
          <table:table-cell table:style-name="ce58" office:value-type="string" calcext:value-type="string" table:number-columns-spanned="1" table:number-rows-spanned="2">
            <text:p>Comportement attendu</text:p>
          </table:table-cell>
          <table:table-cell table:style-name="ce58" office:value-type="string" calcext:value-type="string" table:number-columns-spanned="1" table:number-rows-spanned="2">
            <text:p>Sortie d'exit (echo $?)</text:p>
          </table:table-cell>
          <table:table-cell table:style-name="ce58" office:value-type="string" calcext:value-type="string" table:number-columns-spanned="1" table:number-rows-spanned="2">
            <text:p>Notes</text:p>
          </table:table-cell>
          <table:table-cell table:style-name="ce6" table:number-columns-repeated="19"/>
          <table:table-cell table:style-name="ce32" table:number-columns-repeated="993"/>
        </table:table-row>
        <table:table-row table:style-name="ro4">
          <table:covered-table-cell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"/>
          <table:table-cell table:number-columns-repeated="2" table:style-name="ce1" office:value-type="string" calcext:value-type="string">
            <text:p>OK KO</text:p>
          </table:table-cell>
          <table:covered-table-cell table:number-columns-repeated="4"/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2" office:value-type="string" calcext:value-type="string" table:number-columns-spanned="1" table:number-rows-spanned="57">
            <text:p>CARACTERES A LA VOLEE (SYNTAXE) 🌦</text:p>
          </table:table-cell>
          <table:table-cell table:style-name="ce27" office:value-type="string" calcext:value-type="string">
            <text:p>$&gt; \n (touche entrée)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2" office:value-type="string" calcext:value-type="string" table:number-columns-spanned="1" table:number-rows-spanned="3">
            <text:p><text:span text:style-name="T1">bash: syntax error near</text:span></text:p>
            <text:p><text:span text:style-name="T1">unexpected token `newline'</text:span></text:p>
            <text:p><text:span text:style-name="T1">$&gt;</text:span></text:p>
          </table:table-cell>
          <table:table-cell table:style-name="ce1" office:value-type="string" calcext:value-type="string">
            <text:p>Exit de l'ancienne commande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espaces]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covered-table-cell table:style-name="ce60" office:value-type="string" calcext:value-type="string">
            <text:p>unexpected token `newline'</text:p>
          </table:covered-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tabulations]</text:p>
          </table:table-cell>
          <table:table-cell table:style-name="ce4" office:value-type="string" calcext:value-type="string">
            <text:p>x faire une tab : ctrl+v lacher puis tab</text:p>
          </table:table-cell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covered-table-cell table:style-name="ce60" office:value-type="string" calcext:value-type="string">
            <text:p>$&gt;</text:p>
          </table:covered-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l + V + Tab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: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2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"#"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!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2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2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&gt;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l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gt;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6">
          <table:covered-table-cell/>
          <table:table-cell table:style-name="ce27" office:value-type="string" calcext:value-type="string">
            <text:p>$&gt; &gt;&gt;&gt;&gt;&g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7">
          <table:covered-table-cell/>
          <table:table-cell table:style-name="ce27" office:value-type="string" calcext:value-type="string">
            <text:p>$&gt; &gt;&gt;&gt;&gt;&gt;&gt;&gt;&gt;&gt;&gt;&gt;&gt;&gt;&gt;&g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&lt;&lt;&lt;&lt;&lt;&lt;&lt;&lt;&lt;&lt;&l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&gt; &gt; &g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/../../../../.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./../../../../.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/////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////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\\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-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-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aussi pour "_@°]=+£$?"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|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metacharacters "&amp;();"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hola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| |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||||||||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|&gt;&l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&amp;&amp;&amp;&amp;&amp;&amp;&amp;&amp;&amp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;;;;;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"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hola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''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rashtest.c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Docs/attest.catio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*/*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 S'il n'y aucun dossier à l'intérie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: filename argument required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!\ A gerer comme une erreur 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4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4ABC=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hola que ta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Makefil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Makefil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" table:number-rows-spanned="114">
            <text:p>ECHO 🎉</text:p>
          </table:table-cell>
          <table:table-cell table:style-name="ce27" office:value-type="string" calcext:value-type="string">
            <text:p>$&gt; ech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-n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"-n"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-n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-n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n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n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gerer ?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"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''echo hola""'''' que""'' tal""'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 Hola Que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Hola Que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p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-p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n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-nnnn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-nnn -nnnn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-n-nnn -nnn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hola -nnnn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hola 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-nnnn</text:p>
          </table:table-cell>
          <table:table-cell table:style-name="ce4"/>
          <table:table-cell table:style-name="ce19"/>
          <table:table-cell table:style-name="ce21"/>
          <table:table-cell table:style-name="ce55"/>
          <table:table-cell table:style-name="ce4"/>
          <table:table-cell table:style-name="ce1" table:number-columns-repeated="3"/>
          <table:table-cell table:style-name="ce1" office:value-type="string" calcext:value-type="string">
            <text:p>-nnn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-------n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nn---nnnn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-----nn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nnn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</text:p>
          </table:table-cell>
          <table:table-cell table:style-name="ce12" office:value-type="string" calcext:value-type="string" table:number-columns-spanned="1" table:number-rows-spanned="7">
            <text:p>Pas encore gere dans echo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?</text:p>
          </table:table-cell>
          <table:covered-table-cell table:style-name="ce13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$</text:p>
          </table:table-cell>
          <table:covered-table-cell table:style-name="ce13"/>
          <table:table-cell table:style-name="ce19"/>
          <table:table-cell table:style-name="ce22"/>
          <table:table-cell table:style-name="ce19"/>
          <table:table-cell table:style-name="ce4"/>
          <table:table-cell table:style-name="ce1"/>
          <table:table-cell table:style-name="ce30"/>
          <table:table-cell table:style-name="ce1"/>
          <table:table-cell table:style-name="ce1" office:value-type="string" calcext:value-type="string">
            <text:p>0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 | echo $? | echo $?</text:p>
          </table:table-cell>
          <table:covered-table-cell table:style-name="ce13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:$= | cat -e</text:p>
          </table:table-cell>
          <table:covered-table-cell table:style-name="ce13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:$=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$ " | cat -e</text:p>
          </table:table-cell>
          <table:covered-table-cell table:style-name="ce13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 $ ' | cat -e</text:p>
          </table:table-cell>
          <table:covered-table-cell table:style-name="ce13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$HOME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my shit terminal is [$TERM]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xterm-256color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]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100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HOME9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tous les caractères alphanumériques de l'ASCII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9HOME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HOME%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les autres caractères (ponctuation, caractères non-ASCII, etc.)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$HOME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1000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Le path de mon HOME est $HOME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e path de mon HOME est 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USER$var\$USER$USER\$USERtest$USER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USERvietdu91$USERtest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ne pas gerer si '\' non gere :</text:p>
            <text:p>Doit sortir : vietdu91vietdu91vietdu91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$hola*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 $hola</text:p>
          </table:table-cell>
          <table:table-cell table:style-name="ce1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&gt; &l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| |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echo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echo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echo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echo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echo&gt;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echo&lt;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echo&gt;&gt;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|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 -n hola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*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'*'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*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D*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Docs Dockers Drawing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Z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*Z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 hola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*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*hola *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*hola 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$hola*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*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"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"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''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ME"</text:p>
          </table:table-cell>
          <table:table-cell table:style-name="ce4"/>
          <table:table-cell table:style-name="ce19"/>
          <table:table-cell table:style-name="ce51"/>
          <table:table-cell table:style-name="ce56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'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"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"ME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'ME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27" office:value-type="string" calcext:value-type="string">
            <text:p>$&gt; echo "'$HO''ME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'ME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⚠️ Il y a bien 3 singles quotes avant le ME. Je ne sais pas pourquoi Excel tronque à l'affichage le 3e quot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 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""ME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''ME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ME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=HOME</text:p>
          </table:table-cell>
          <table:table-cell table:style-name="ce4"/>
          <table:table-cell table:style-name="ce19"/>
          <table:table-cell table:style-name="ce52" office:value-type="string" calcext:value-type="string">
            <text:p>SPLIT OU EXPAND? JE PENSE PLUTOT EXPAND ET EXPORT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=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LA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DONTEXIST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hola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ola'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'o'la'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'h'o'la'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h'o'la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"h'o'la"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"'hola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'hola'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hola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"hola"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"hola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'ho"''''l"a''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"l"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"""""""""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'''''''''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''''''''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''''''''''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""""""""""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"""""""""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"cho 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'cho hola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 "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"e"'c'ho 'b'"o"nj"o"'u'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""e"'c'ho 'b'"o"nj"o"'u'r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'c'ho 'b'onjo'u'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Makefil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"Makefile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 "Makefile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tention a l'espace avan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table-cell table:style-name="ce2" office:value-type="string" calcext:value-type="string" table:number-columns-spanned="1" table:number-rows-spanned="10">
            <text:p>💰</text:p>
          </table:table-cell>
          <table:table-cell table:style-name="ce27" office:value-type="string" calcext:value-type="string">
            <text:p>$&gt; 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?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0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?$HOME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?/home/vietdu91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$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$HOMEdskjhfkdshfs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$HOMEdskjhfkdshfsd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$HOMEdskjhfkdshfsd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MEsddfddfssfdf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DONTEXIS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LESS$VA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-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 table:number-columns-spanned="1" table:number-rows-spanned="10">
            <text:p>SIGNAUX 🛰</text:p>
          </table:table-cell>
          <table:table-cell table:style-name="ce27" office:value-type="string" calcext:value-type="string">
            <text:p>$&gt; Ctlr-C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 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holaCtlr-C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| rev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tlr-D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 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rt du programme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D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\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\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\ apres avoir fait plusieurs fois [ENTREE])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Z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C une seconde apres)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D une seconde apres)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\ une seconde apres)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 table:number-columns-spanned="1" table:number-rows-spanned="113">
            <text:p>🛫 ENV &amp; EXPORT &amp; UNSET 🛬</text:p>
          </table:table-cell>
          <table:table-cell table:style-name="ce27" office:value-type="string" calcext:value-type="string"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 que ta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 env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nv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./Make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nv: ‘./Makefile’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2">
          <table:covered-table-cell/>
          <table:table-cell table:style-name="ce27" office:value-type="string" calcext:value-type="string"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Hola n'existe pas dans env mais il existe dans expor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9hey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9hey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$DONTEXIS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| grep "HOME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port HOME="/home/vietdu9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=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%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%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$?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0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?=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?=2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9HOLA=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9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9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9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_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_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_LA_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_LA_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@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HOL@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 où le nom de variable ne contient pas de lettres, ni de chiffres, ni d'underscor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~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~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HO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-HO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-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-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A-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-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-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.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.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\\$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\$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\\\\L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\\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}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}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{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{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*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*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#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#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@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@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!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!LA=bonjour: event not found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$?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0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+HOL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+HO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+A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+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+=" s'ajoute au contenu de la variabl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HOLA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 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 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soir</text:p>
            <text:p>$&gt; export HOLA=bonretour</text:p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$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Le cas où la variable "$jour"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\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pour les caractères : ()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)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&amp;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pour les caractères : &amp;|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@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bon;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!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!jour: event not found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"jour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$USER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vietdu91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HOLA=bonjour"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$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-n bonjour 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/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'"'</text:p>
            <text:p>$&gt; echo " $HOLA "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"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at</text:p>
            <text:p>$&gt; c$HOLA Makefil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[cela 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cat Makefile | grep NAME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at Makefile | grep NA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hey </text:p>
            <text:p>$&gt; echo $HOLA$HOLA$HOLA=hey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eyheyhey=heyhe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"""$HOLA"""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"$HOLA"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" bonjour hey " </text:p>
            <text:p>$&gt; echo wesh""$HOLA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!\ Bien supprimer les espaces en trop au debut et a la fin du string d'expor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"HOLA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wesh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HOLA HOLA"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weshHOLA 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' hola et $HOLA'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et $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s -l - 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 -l - 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HOLA="s -la" </text:p>
            <text:p>$&gt; l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"$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s -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'$HOLA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$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" </text:p>
            <text:p>$&gt; $HOLA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"l" </text:p>
            <text:p>$&gt; "$HOLA"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l" </text:p>
            <text:p>$&gt; '$HOLA'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LA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"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TE+S=T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TE+S=T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="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'='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="="=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='='=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HOLA"BYE"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'$BYE'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$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"$BYE"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"HOLA"$"BYE"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'HOLA'$'BYE'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-n</text:p>
            <text:p>$&gt; "echo $HOLA" hey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-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A=1 B=2 C=3 D=4 E=5 F=6 G=7 H=8</text:p>
            <text:p>$&gt; echo "$A'$B"'$C"$D'$E'"$F'"'$G'$H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1'2$C"$D5"$F'7'8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"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INEXISTAN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où la variable n'existe pa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PWD</text:p>
            <text:p>$&gt; env | grep 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pwd</text:p>
            <text:p>$&gt; unset PWD</text:p>
            <text:p>$&gt; env | grep PWD</text:p>
            <text:p>$&gt; cd $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$&gt;</text:p>
            <text:p>$&gt;</text:p>
            <text:p>/home/vietdu91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OLDPWD</text:p>
            <text:p>$&gt; env | grep OLD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9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9HOL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9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 HOL?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HOL?A HOL.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=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\\\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\\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;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A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.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.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+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+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=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=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{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{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}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}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-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-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-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_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_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*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*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#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#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unset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 va unset le contenu de $HOLA, c'est-a-dire la variable bonjour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unset $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/home/vietdu91/42_works/minishell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@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@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!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!A: event not found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^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^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4"/>
          <table:table-cell table:style-name="ce27" office:value-type="string" calcext:value-type="string">
            <text:p>$&gt; unset HOL$?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set prend en compte le contenu de $?, c'est-a-dire qu'il lit HOL0A ou HOL127A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~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~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unset "" HOLA</text:p>
            <text:p>$&gt; env | grep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1" office:value-type="string" calcext:value-type="string">
            <text:p>HOLA sera quand meme unset !!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PATH</text:p>
            <text:p>$&gt; cat Makefil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at: No such file or directory</text:p>
            <text:p>$&gt;</text:p>
          </table:table-cell>
          <table:table-cell table:style-name="ce1" office:value-type="string" calcext:value-type="string"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=====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====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++++++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++++++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______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xpor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ch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c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unse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sud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hola | unset hola | echo $?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" table:number-rows-spanned="4">
            <text:p>FICHIERS BINAIRES 0️⃣ 1️⃣</text:p>
          </table:table-cell>
          <table:table-cell table:style-name="ce27" office:value-type="string" calcext:value-type="string">
            <text:p>$&gt; /bin/ech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echo Hola Que Ta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/bin/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cd Desktop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/bin/cd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 table:number-columns-spanned="1" table:number-rows-spanned="2">
            <text:p>HISTORIQUE 🏦</text:p>
          </table:table-cell>
          <table:table-cell table:style-name="ce27" office:value-type="string" calcext:value-type="string">
            <text:p>$&gt; histor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les 500 dernières command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[touche du haut]</text:p>
          </table:table-cell>
          <table:table-cell table:style-name="ce4"/>
          <table:table-cell table:style-name="ce19"/>
          <table:table-cell table:style-name="ce28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 clear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ile l'historiqu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2" office:value-type="string" calcext:value-type="string" table:number-columns-spanned="1" table:number-rows-spanned="71">
            <text:p>CD 💿 PWD</text:p>
          </table:table-cell>
          <table:table-cell table:style-name="ce27" office:value-type="string" calcext:value-type="string"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$PWD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./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 que ta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p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p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p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-p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-- p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pwd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'affiche qu'une foi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doit se retrouver dans le dossier défini par $HOME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'user reste dans le même dossier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/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se retrouve au dossier précédent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../.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/././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 obj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srcs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srcs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etc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'tc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"tc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s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sr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Makefil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akefile: Not a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minishel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../../../../../../.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./../.././../bin/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.././../.././../bin/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'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//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//////'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/minishel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/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_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_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cd -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OLD_PWD</text:p>
            <text:p>$OLD_PWD et $PWD sont inversés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--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HOME</text:p>
            <text:p>$OLD_PWD et $PWD sont inversés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---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$HOME 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$HOME/42_work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$PWD/srcs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'$PWD/srcs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$PWD/src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HOME</text:p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unset HOME</text:p>
            <text:p>$&gt; export HOME=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HOME</text:p>
            <text:p>$&gt; export HOME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minishell Docs crashtest.c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$?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/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~/ | echo $?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'il n'y a qu'un seul doss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n'y a qu'un seul fich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y au moins deux élément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/a/b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</text:p>
            <text:p>$&gt;</text:p>
            <text:p>/home/vietdu91/42_works/minishell/a/b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mkdir a</text:p>
            <text:p>$&gt; cd a</text:p>
            <text:p>$&gt; rm -r 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./../../home/vietdu91/42_works/minishell/a</text:p>
            <text:p>$&gt;</text:p>
            <text:p>../../..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CDPATH=/</text:p>
            <text:p>$&gt; cd $HOME/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CDPATH=/</text:p>
            <text:p>$&gt; cd home/vietdu9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CDPATH=./</text:p>
            <text:p>$&gt; cd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CDPATH=./</text:p>
            <text:p>$&gt; cd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2" office:value-type="string" calcext:value-type="string" table:number-columns-spanned="1" table:number-rows-spanned="14">
            <text:p>BÂTARDS 🖕</text:p>
          </table:table-cell>
          <table:table-cell table:style-name="ce27" office:value-type="string" calcext:value-type="string">
            <text:p>$&gt; chmod 000 minishell</text:p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inishell 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/Makefil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akefile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lance le Minishell</text:p>
            <text:p>Il faut donc 2 fois exit pour exit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nv | grep SHLVL</text:p>
            <text:p>$&gt; ./minishell</text:p>
            <text:p>$&gt; env | grep SHLVL</text:p>
            <text:p>$&gt; exit</text:p>
            <text:p>$&gt; env | grep SHLV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touch hola</text:p>
            <text:p>$&gt; ./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/hola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|"wc" -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66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|"wc "-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wc -l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r 1 + 1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2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r $? + $?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t la somme de la valeur de $?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nv -i ./minishell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nv -i ./minishell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2" office:value-type="string" calcext:value-type="string" table:number-columns-spanned="1" table:number-rows-spanned="46">
            <text:p>EXIT ⛔</text:p>
          </table:table-cell>
          <table:table-cell table:style-name="ce27" office:value-type="string" calcext:value-type="string">
            <text:p>$&gt; exi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exi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exit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que ta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4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0004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66 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 666 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666 hola 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 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259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2" calcext:value-type="float">
            <text:p>25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00004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259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3" calcext:value-type="float">
            <text:p>25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0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4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9 -9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++0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++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----0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--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"666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-666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+666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----666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++++666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6'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2'66'32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"'666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'666'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"666"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"666"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"666"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'666'"666"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'666'"666"666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9223372036854775807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5" calcext:value-type="float">
            <text:p>255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9223372036854775808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9223372036854775808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9223372036854775808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-9223372036854775809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9223372036854775809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2" office:value-type="string" calcext:value-type="string" table:number-columns-spanned="1" table:number-rows-spanned="48">
            <text:p>PIPES 🚬</text:p>
          </table:table-cell>
          <table:table-cell table:style-name="ce27" office:value-type="string" calcext:value-type="string">
            <text:p>$&gt; cat | cat | cat |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araît la ligne ls</text:p>
            <text:p>Et 3 retours à la ligne avec la touche Entrée</text:p>
          </table:table-cell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27" office:value-type="string" calcext:value-type="string">
            <text:p>$&gt; ls | exi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| exit 4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|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exit | cat -e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-e bonjour | exi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| ech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echo que tal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| echo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| echo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oui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oui | echo non | echo hola | grep oui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echo non | echo hola | grep non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echo non | echo hola | grep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-e | cat -e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echo "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"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ifconfig | grep ":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ifconfig | grep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whereis ls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 hola |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 | re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| ls | echo hola | re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aloh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| grep ".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ort la commande entiere de ls -la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-la | grep "'.'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test.c | cat -e| cat -e| cat -e| cat -e| cat -e| cat -e| cat -e| cat -e|cat -e|cat -e|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test.c$$$$$$$$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|ls|ls|ls|ls|ls|ls|ls|ls|ls|ls|ls</text:p>
            <text:p>|ls|ls|ls|ls|ls|ls|ls|ls|ls|ls|ls|ls|ls|ls|ls|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| cat | cat | cat | cat | grep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 ca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ca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ca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cat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||| cat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|o hola | ca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Makefile | cat -e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[...]</text:p>
            <text:p>$$</text:p>
            <text:p>.PHONY: all clean fclean re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Makefile | grep srcs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b avec split_to_node lexer_expand.c 120 pb de lexer du coup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srcs | grep srcs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cd file_not_exis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file_not_exist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hell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xport HOLA=bonjour | cat -e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 | cat -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xport HOLA | echo hola</text:p>
            <text:p>$&gt; env | grep PROU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| echo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sleep 3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time sleep 3 | sleep 3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real 0m3.002s</text:p>
            <text:p>user 0m0.003s</text:p>
            <text:p>sys 0m0.001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exi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exit | sleep 3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 &lt;b cat | cat &gt; c | ca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&lt;b cat | cat &gt; c | cat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 table:number-columns-spanned="1" table:number-rows-spanned="27">
            <text:p>&amp;&amp; 🍒 ||</text:p>
          </table:table-cell>
          <table:table-cell table:style-name="ce27" office:value-type="string" calcext:value-type="string">
            <text:p>$&gt; pwd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amp;&amp;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bonjour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bonjour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 bonjour &amp;&amp; echo -n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pwd &amp;&amp;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wd ||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wd &amp;&amp;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|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&amp;&amp;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| echo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| echo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" &amp;&amp; unse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9"/>
          <table:table-cell table:style-name="ce1" office:value-type="string" calcext:value-type="string">
            <text:p>NON GERE</text:p>
          </table:table-cell>
          <table:table-cell table:style-name="ce19" table:number-columns-repeated="3"/>
          <table:table-cell table:style-name="ce4"/>
          <table:table-cell table:style-name="ce1" table:number-columns-repeated="3"/>
          <table:table-cell table:style-name="ce4" table:number-columns-repeated="2"/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2" office:value-type="string" calcext:value-type="string" table:number-columns-spanned="1" table:number-rows-spanned="41">
            <text:p>( PARENTHESES )</text:p>
          </table:table-cell>
          <table:table-cell table:style-name="ce27" office:value-type="string" calcext:value-type="string">
            <text:p>$&gt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 ( ls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ls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&amp;&amp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&amp;&amp;pwd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 ) &amp;&amp;pwd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( ( pwd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ls&amp;&amp;((pwd)))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7">
          <table:covered-table-cell/>
          <table:table-cell table:style-name="ce27" office:value-type="string" calcext:value-type="string">
            <text:p>$&gt; (ls &amp;&amp; pwd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ls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&g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&l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i pwd exist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&lt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i pwd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( pwd)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(pwd)))))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 ( pwd ) ))))</text:p>
          </table:table-cell>
          <table:table-cell table:style-name="ce1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pwd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||pwd)&amp;&amp;(l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(lss||pwd)&amp;&amp;(ls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/home/vietdu91/42_works/minishell</text:p>
            <text:p>bash: lss: command not found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lss&amp;&amp;pwd)&amp;&amp;(lss&amp;&amp;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27" office:value-type="string" calcext:value-type="string"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27" office:value-type="string" calcext:value-type="string">
            <text:p>$&gt; (ls &amp;&amp; pwd | wc) &gt; hola</text:p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8">
          <table:covered-table-cell/>
          <table:table-cell table:style-name="ce27" office:value-type="string" calcext:value-type="string">
            <text:p>$&gt; (ls &amp;&amp; pwd | wc) &gt;&gt; hola</text:p>
            <text:p>$&gt; echo hey&amp;&amp;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ey</text:p>
            <text:p>$&gt;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ey &gt; hola</text:p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ey &gt; hola</text:p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ey &gt; hola</text:p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 -z || pwd &amp;&amp; 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/42_works/minishell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(cat Makefile|grep srcs) &amp;&amp; (pwd|wc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-z &amp;&amp; (ls) &amp;&amp; (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(ls &gt; Docs/hey &amp;&amp; pwd)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ls &gt; Docs/hey &amp;&amp; pwd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. &amp;&amp; pwd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cd ../.. &amp;&amp; pwd)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-z || cd ../../..&amp;&amp;pwd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-z || (cd ../../..&amp;&amp;pwd)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2" office:value-type="string" calcext:value-type="string" table:number-columns-spanned="1" table:number-rows-spanned="106">
            <text:p>&lt;&lt; &lt;&lt; &lt;&lt; &lt;&lt; &lt;&lt; &lt;&lt; &lt;&lt; &lt;&lt; &lt;&lt; &lt;&lt; &lt;&lt; &lt;&lt; &lt;&lt; &lt;&lt; &lt;&lt; &lt;&lt; &lt; REDIRECTIONS &gt; 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27" office:value-type="string" calcext:value-type="string">
            <text:p>$&gt; echo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que tal &gt;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/tmp/bonjour</text:p>
            <text:p>$&gt; cat -e /tmp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hey</text:p>
            <text:p>$&gt; echo bonjour &gt; 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whereis grep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&gt;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 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message erreur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bonjour |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rout hola &gt; bonjour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command not found</text:p>
            <text:p>$&gt;</text:p>
            <text:p>bonjour [...]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1" office:value-type="string" calcext:value-type="string">
            <text:p>Erreur mais file "bonjour" cree tout de meme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hello &gt;&gt; hello &gt;&gt; hello</text:p>
            <text:p>$&gt; ls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echo hola &gt; hello &gt;&gt; hello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echo hola &gt;&gt; hello &gt;&gt; hello 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</text:p>
            <text:p>$&gt; echo hola &gt;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bonjour &lt;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hello &lt;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bonjour echo &gt; hola&gt;bonjour&gt;hola&gt;&gt;bonjour&gt;hola hey &gt;bonjour hola &gt;hola</text:p>
            <text:p>$&gt; cat bonjour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hola1 &gt;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&gt;hola1 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pw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pwd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 Makefile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.: not enough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r pourquoi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srcs/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rcs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../pw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..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gt;&gt;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autres operateurs de redirectio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de message erreur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gt; &gt;&gt; &lt;&lt; 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 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gt; ls1 &lt; ls2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&gt;hola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 &lt;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bonjour</text:p>
            <text:p>$&gt; cat&lt;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 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srcs/bonjour</text:p>
            <text:p>$&gt; cat &lt; srcs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srcs/bonjour</text:p>
            <text:p>$&gt; cat &lt;srcs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'c'"h"o hola &gt; bonjour</text:p>
            <text:p>$&gt; cat 'bo'"n"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\ 1</text:p>
            <text:p>$&gt; ls</text:p>
            <text:p>$&gt; cat bonjour\ 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bonjour hey</text:p>
            <text:p>$&gt; ls</text:p>
            <text:p>$&gt; cat bonjour</text:p>
            <text:p>$&gt; cat hey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srcs/hello &lt;prout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gt;srcs/hello &lt;prout</text:p>
            <text:p>$&gt; ls srcs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srcs/hello 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lt;prout &gt;srcs/hello </text:p>
            <text:p>$&gt; ls srcs</text:p>
            <text:p>$&gt; cat srcs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gt;../hello &lt;prout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gt;../hello &lt;prout</text:p>
            <text:p>$&gt; ls ..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lt;prout &gt;../hello </text:p>
            <text:p>$&gt; cat ../bonjour </text:p>
            <text:p>$&gt; cat ..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lt;prout &gt;../hello </text:p>
            <text:p>$&gt; ls ..</text:p>
            <text:p>$&gt; cat ..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lt;prout &gt;&gt;srcs/bonjour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lt;bonjour &gt;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&gt;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lt;prout 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lt;prout hello</text:p>
            <text:p>$&gt; cat bonjour 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1" office:value-type="string" calcext:value-type="string">
            <text:p>Le fichier hello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&lt;bonjour cat | wc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0 0 0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“ ‘ $USER’”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rm -f bonjour</text:p>
            <text:p>$&gt; rm bonjour &gt; bonjour</text:p>
            <text:p>$&gt; ls -l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bonjour': No such file or directory</text:p>
          </table:table-cell>
          <table:table-cell table:style-name="ce1" office:value-type="string" calcext:value-type="string">
            <text:p>0</text:p>
            <text:p>0</text:p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"$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"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&gt;hey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A=hey</text:p>
            <text:p>$&gt; export A B=Hola D E C="Que Tal"</text:p>
            <text:p>$&gt; echo $PROUT$B$C &gt; /tmp/a &gt; /tmp/b &gt; /tmp/c</text:p>
            <text:p>$&gt; cat /tmp/a</text:p>
            <text:p>$&gt; cat /tmp/b</text:p>
            <text:p>$&gt; cat /tmp/c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 table:number-columns-spanned="10" table:number-rows-spanned="1">
            <text:p>!!!!! Contenu du fichier a : "Amour Tu es Horrible"</text:p>
            <text:p>!!!!! Contenu du fichier b : "0123456789"</text:p>
            <text:p>!!!!! Contenu du fichier c : "Prout"</text:p>
          </table:table-cell>
          <table:covered-table-cell table:number-columns-repeated="5"/>
          <table:covered-table-cell table:number-columns-repeated="3" table:style-name="ce2"/>
          <table:covered-table-cell/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 cat &lt;b &lt;c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Prout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a cat &lt;b &lt;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 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a &gt; b &gt; 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dir</text:p>
            <text:p>$&gt; ls -la &gt; dir/bonjour</text:p>
            <text:p>$&gt; cat dir/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</text:p>
            <text:p>$&gt; cat 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d cat &lt;a &gt;&gt;e</text:p>
            <text:p>$&gt; cat a</text:p>
            <text:p>$&gt; cat d</text:p>
            <text:p>$&gt; cat 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a &gt; b cat &gt; hey &gt;&gt; d</text:p>
            <text:p>$&gt; cat 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  <text:p>[...] a b hey d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 table:number-columns-spanned="1" table:number-rows-spanned="19">
            <text:p>HEREDOC ⏮️</text:p>
          </table:table-cell>
          <table:table-cell table:style-name="ce27" office:value-type="string" calcext:value-type="string">
            <text:p>$&gt; cat &lt;&lt;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/home/vietdu91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'hola'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"ho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ho"la"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lt;&lt; $HOME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cat &lt;&lt;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cat &lt;&lt; hola | rev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&lt; 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&lt;&lt;ho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prout &lt;&lt; lol &lt;&lt; koa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rout &lt;&lt; lol &lt;&lt; cat &lt;&lt; koala</text:p>
          </table:table-cell>
          <table:table-cell table:style-name="ce4"/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hola</text:p>
          </table:table-cell>
          <table:table-cell table:style-name="ce4"/>
          <table:table-cell table:style-name="ce19"/>
          <table:table-cell table:style-name="ce5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hola"$"b"</text:p>
          </table:table-cell>
          <table:table-cell table:style-name="ce4"/>
          <table:table-cell table:style-name="ce19"/>
          <table:table-cell table:style-name="ce5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$hola"$$"b"</text:p>
          </table:table-cell>
          <table:table-cell table:style-name="ce4"/>
          <table:table-cell table:style-name="ce19"/>
          <table:table-cell table:style-name="ce5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$$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 ho$la$"$a"$$"b"</text:p>
          </table:table-cell>
          <table:table-cell table:style-name="ce4"/>
          <table:table-cell table:style-name="ce19"/>
          <table:table-cell table:style-name="ce5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$a$$b</text:p>
            <text:p>&gt; ho$la$a$$n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lt;&lt;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 bonjour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&lt; bonjour</text:p>
          </table:table-cell>
          <table:table-cell table:style-name="ce4"/>
          <table:table-cell table:style-name="ce19"/>
          <table:table-cell table:style-name="ce23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table-cell table:style-name="ce2" office:value-type="string" calcext:value-type="string" table:number-columns-spanned="1" table:number-rows-spanned="6">
            <text:p>WILDCARD ⭐</text:p>
          </table:table-cell>
          <table:table-cell table:style-name="ce27" office:value-type="string" calcext:value-type="string">
            <text:p>$&gt; ls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test.c</text:p>
            <text:p/>
            <text:p>Docs:</text:p>
            <text:p>identite.pdf loyer.pdf</text:p>
            <text:p>srcs:</text:p>
            <text:p>main.c utils.c sor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*.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*.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*.hola' 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e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cat: 'M*ee': No such file or director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ake*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19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 table:number-rows-repeated="98">
          <table:table-cell table:number-columns-repeated="7"/>
          <table:table-cell table:style-name="ce1" table:number-columns-repeated="3"/>
          <table:table-cell table:number-columns-repeated="1015"/>
        </table:table-row>
        <table:table-row table:style-name="ro1" table:number-rows-repeated="1047703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0:57:38.465135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28:12.901576126</meta:creation-date>
    <dc:date>2023-11-17T10:59:39.655601446</dc:date>
    <meta:editing-duration>PT6H34M9S</meta:editing-duration>
    <meta:editing-cycles>68</meta:editing-cycles>
    <meta:generator>LibreOffice/7.6.2.1$Linux_X86_64 LibreOffice_project/60$Build-1</meta:generator>
    <meta:document-statistic meta:table-count="1" meta:cell-count="2614" meta:object-count="0"/>
  </office:meta>
</office:document-meta>
</file>